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6da" officeooo:paragraph-rsid="001c86da"/>
    </style:style>
    <style:style style:name="P2" style:family="paragraph" style:parent-style-name="Standard">
      <style:text-properties fo:font-size="15pt" fo:font-weight="bold" officeooo:rsid="001c86da" officeooo:paragraph-rsid="001c86d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c86da" officeooo:paragraph-rsid="001c86da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ee8d4" officeooo:paragraph-rsid="001ee8d4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officeooo:rsid="001fcac3" officeooo:paragraph-rsid="001fcac3" style:font-size-asian="15pt" style:font-size-complex="15pt"/>
    </style:style>
    <style:style style:name="P6" style:family="paragraph" style:parent-style-name="Standard">
      <style:text-properties fo:font-size="15pt" officeooo:rsid="0023317f" officeooo:paragraph-rsid="0023317f" style:font-size-asian="15pt" style:font-size-complex="15pt"/>
    </style:style>
    <style:style style:name="P7" style:family="paragraph" style:parent-style-name="Standard">
      <style:text-properties fo:font-size="15pt" officeooo:rsid="0025c115" officeooo:paragraph-rsid="0025c115" style:font-size-asian="15pt" style:font-size-complex="15pt"/>
    </style:style>
    <style:style style:name="P8" style:family="paragraph" style:parent-style-name="Standard">
      <style:text-properties fo:font-size="15pt" officeooo:rsid="001fcac3" officeooo:paragraph-rsid="001fcac3" style:font-size-asian="15pt" style:font-size-complex="15pt"/>
    </style:style>
    <style:style style:name="P9" style:family="paragraph" style:parent-style-name="Standard">
      <style:text-properties fo:font-size="15pt" officeooo:rsid="0027d173" officeooo:paragraph-rsid="0027d173" style:font-size-asian="15pt" style:font-size-complex="15pt"/>
    </style:style>
    <style:style style:name="T1" style:family="text">
      <style:text-properties officeooo:rsid="001d4660"/>
    </style:style>
    <style:style style:name="T2" style:family="text">
      <style:text-properties officeooo:rsid="002462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bedded OS vs Real time OS</text:p>
      <text:p text:style-name="P2"/>
      <text:p text:style-name="P3">Application services time is not fixed in Embedded OS while in R-tos time is fixed <text:span text:style-name="T1">time responses</text:span></text:p>
      <text:p text:style-name="P3"/>
      <text:p text:style-name="P4">Linux is not OS, it is a kernel</text:p>
      <text:p text:style-name="P4"/>
      <text:p text:style-name="P4">OS = Kernel + Shell</text:p>
      <text:p text:style-name="P1"/>
      <text:p text:style-name="P5">Core + Services = Kernel</text:p>
      <text:p text:style-name="P5"/>
      <text:p text:style-name="P5">Core = board boot etc</text:p>
      <text:p text:style-name="P5"/>
      <text:p text:style-name="P5">CPU = Kernel Space + User space</text:p>
      <text:p text:style-name="P5"/>
      <text:p text:style-name="P5">Monolithic uses only 2 ring. </text:p>
      <text:p text:style-name="P5">Micro kernel uses 4 ring. Core is in ring 0. Services are in ring 1 an ring 2.</text:p>
      <text:p text:style-name="P6">So in case of kernel crash <text:span text:style-name="T2">reboot is not happen</text:span></text:p>
      <text:p text:style-name="P6"/>
      <text:p text:style-name="P7">Makefile depends on time slape</text:p>
      <text:p text:style-name="P5"/>
      <text:p text:style-name="P9">How to add a new system call?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1:22:11.529642502</meta:creation-date>
    <dc:date>2019-05-29T18:29:06.932594845</dc:date>
    <meta:editing-duration>PT2H53M5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98" meta:character-count="463" meta:non-whitespace-character-count="376"/>
  </office:meta>
</office:document-meta>
</file>